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y listing the first six prime numbers: 2, 3, 5, 7, 11, and 13, we can see that the 6th prime is 13.</text:p>
      <text:p text:style-name="P1">What is the 10 001st prime number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22:10:25.648000000</meta:creation-date>
    <dc:date>2015-06-05T19:20:05.506000000</dc:date>
    <meta:editing-duration>PT1M14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" meta:word-count="30" meta:character-count="134" meta:non-whitespace-character-count="106"/>
  </office:meta>
</office:document-meta>
</file>